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_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/text:p>
      <text:p text:style-name="P5">Author of letter<text:tab/><text:tab/><text:tab/><text:tab/>Joseph Blumenthal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anuary 19, 1891</text:p>
      <text:p text:style-name="P5">Month<text:tab/><text:tab/><text:tab/><text:tab/><text:tab/><text:tab/>January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Albany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STATE OF NEW YORK./</text:p>
      <text:p text:style-name="P3">Assembly Chamber./</text:p>
      <text:p text:style-name="P3">Albany, Jany 19 1891/</text:p>
      <text:p text:style-name="P2">My dear Dr/</text:p>
      <text:p text:style-name="P2"><text:tab/>I am sorry I could not see you/ when you were in New York. <text:s/>On Sunday next/ the 25th, we will have a meeting to arouse the/ New Yorkers to action--it is eminently proper/ and will be beneficial if you could be here/ and address the meeting--both your official/ and personal relations to the Seminary &amp;c/ makes your presence and speech important &amp;/ desirable--the meeting is at 3 o'clock/ at M<text:span text:style-name="T2">ä</text:span><text:span text:style-name="T3">nnerchoir Hall in 56th St. just/ east of 3rd Avenue--Your earnestness &amp;/ zeal in the cause will be worth a thousand/ tame addresses--I ask you to come in/ behalf of the Seminary, if you can possibly/ do so--the case is urgent, and I want/ to strike the iron when it is hot &amp;c/ Yours Truly/ Joseph Blumenthal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17T15:39:19.67</meta:creation-date>
    <dc:date>2011-11-17T15:43:18.71</dc:date>
    <dc:creator>Penn Libraries</dc:creator>
    <meta:editing-duration>PT00H03M5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5" meta:word-count="311" meta:character-count="2037"/>
  </office:meta>
</office:document-meta>
</file>